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Gallons/Minute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bic inches/re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s/rev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bic inches/gal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</text:p>
          </table:table-cell>
          <table:table-cell table:formula="of:=[.C2]/60*[.C6]/[.C4]*[.C5]" office:value-type="float" office:value="3850" calcext:value-type="float">
            <text:p>3850</text:p>
          </table:table-cell>
          <table:table-cell office:value-type="string" calcext:value-type="string">
            <text:p>Steps/Rev = GPM / 60 * in^3/G / in^3/rev * Steps/R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5:11:14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7-04T11:55:16.102000000</dc:date>
    <meta:editing-duration>PT20H13M29S</meta:editing-duration>
    <meta:editing-cycles>1</meta:editing-cycles>
    <meta:document-statistic meta:table-count="1" meta:cell-count="13" meta:object-count="0"/>
  </office:meta>
</office:document-meta>
</file>